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9D000001D98AAE8AB7019FEC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563in" svg:y="-0.552in" svg:width="6.9252in" svg:height="3.5409in" draw:z-index="0"><draw:image xlink:href="Pictures/100000000000039D000001D98AAE8AB7019FEC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7:35:52.710599500</meta:creation-date>
    <meta:generator>LibreOffice/7.6.1.2$Linux_X86_64 LibreOffice_project/60$Build-2</meta:generator>
    <dc:date>2023-09-19T07:46:50.569589549</dc:date>
    <meta:editing-duration>PT10M5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